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7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8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0" style:family="paragraph" style:parent-style-name="Table_20_Contents">
      <style:text-properties style:font-name="Calibri" fo:language="de" fo:country="DE"/>
    </style:style>
    <style:style style:name="P11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12" style:family="paragraph" style:parent-style-name="Table_20_Contents">
      <style:paragraph-properties fo:text-align="center" style:justify-single-word="false"/>
      <style:text-properties style:font-name="Calibri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J<text:span text:style-name="T3">érôme DEPOTTER</text:span></text:p>
      <text:p text:style-name="P7">PHASE: Analyse Besoins</text:p>
      <text:p text:style-name="P8">SOUS-PHASE: Normes et Benchmarking</text:p>
      <text:p text:style-name="P8">SEMAINE: 3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10">Comparaison de GSTP avec des entreprises concurrentes du BTP</text:p>
          </table:table-cell>
          <table:table-cell table:style-name="Table1.A2" office:value-type="string">
            <text:p text:style-name="P5">4hrs</text:p>
          </table:table-cell>
          <table:table-cell table:style-name="Table1.D2" office:value-type="string">
            <text:p text:style-name="P5">5hrs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19T11:04:08.70</meta:creation-date>
    <meta:editing-cycles>4</meta:editing-cycles>
    <meta:editing-duration>PT00H08M29S</meta:editing-duration>
    <meta:generator>OpenOffice.org/3.2$Win32 OpenOffice.org_project/320m18$Build-9502</meta:generator>
    <meta:initial-creator>Leandro Mattioli</meta:initial-creator>
    <dc:date>2011-02-01T14:03:48.03</dc:date>
    <dc:creator>M </dc:creator>
    <meta:document-statistic meta:table-count="1" meta:image-count="0" meta:object-count="0" meta:page-count="1" meta:paragraph-count="15" meta:word-count="40" meta:character-count="271"/>
  </office:meta>
</office:document-meta>
</file>